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807in"/>
    </style:style>
    <style:style style:name="co2" style:family="table-column">
      <style:table-column-properties fo:break-before="auto" style:column-width="1.4965in"/>
    </style:style>
    <style:style style:name="co3" style:family="table-column">
      <style:table-column-properties fo:break-before="auto" style:column-width="1.0047in"/>
    </style:style>
    <style:style style:name="co4" style:family="table-column">
      <style:table-column-properties fo:break-before="auto" style:column-width="0.6008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 style:data-style-name="N8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Week:</text:p>
          </table:table-cell>
          <table:table-cell office:value-type="string">
            <text:p>Title:</text:p>
          </table:table-cell>
          <table:table-cell table:style-name="Default" office:value-type="string">
            <text:p>Posting Friday:</text:p>
          </table:table-cell>
          <table:table-cell office:value-type="string">
            <text:p>Tagee:</text:p>
          </table:table-cell>
          <table:table-cell office:value-type="string">
            <text:p># of Tags: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emento</text:p>
          </table:table-cell>
          <table:table-cell office:value-type="date" office:date-value="2013-11-08">
            <text:p>8. Nov. 2013</text:p>
          </table:table-cell>
          <table:table-cell office:value-type="string">
            <text:p>Ada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d vs Blue: Season 1</text:p>
          </table:table-cell>
          <table:table-cell office:value-type="date" office:date-value="2013-11-15">
            <text:p>15. Nov. 2013</text:p>
          </table:table-cell>
          <table:table-cell office:value-type="string">
            <text:p>Kamura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Hairspray</text:p>
          </table:table-cell>
          <table:table-cell office:value-type="date" office:date-value="2013-11-22">
            <text:p>22. Nov. 2013</text:p>
          </table:table-cell>
          <table:table-cell office:value-type="string">
            <text:p>To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an't Hardly Wait</text:p>
          </table:table-cell>
          <table:table-cell office:value-type="date" office:date-value="2013-11-29">
            <text:p>29. Nov. 2013</text:p>
          </table:table-cell>
          <table:table-cell office:value-type="string">
            <text:p>Grac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and of the Dead</text:p>
          </table:table-cell>
          <table:table-cell office:value-type="date" office:date-value="2013-12-06">
            <text:p>6. Dec. 2013</text:p>
          </table:table-cell>
          <table:table-cell office:value-type="string">
            <text:p>Cla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ry Et Max</text:p>
          </table:table-cell>
          <table:table-cell office:value-type="date" office:date-value="2013-12-13">
            <text:p>13. Dec. 2013</text:p>
          </table:table-cell>
          <table:table-cell office:value-type="string">
            <text:p>Ra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">
            <text:p>7</text:p>
          </table:table-cell>
          <table:table-cell/>
          <table:table-cell office:value-type="date" office:date-value="2013-12-20">
            <text:p>20. Dec. 2013</text:p>
          </table:table-cell>
          <table:table-cell office:value-type="string">
            <text:p>Jenny</text:p>
          </table:table-cell>
          <table:table-cell office:value-type="float" office:value="1">
            <text:p>1</text:p>
          </table:table-cell>
        </table:table-row>
        <table:table-row table:style-name="ro2" table:number-rows-repeated="104856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8">12/08/2013</text:date>, <text:time>07:5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08T06:36:50.14</meta:creation-date>
    <dc:date>2013-12-08T07:53:34.88</dc:date>
    <meta:editing-duration>PT1H1M34S</meta:editing-duration>
    <meta:editing-cycles>1</meta:editing-cycles>
    <meta:document-statistic meta:table-count="3" meta:cell-count="39" meta:object-count="0"/>
    <meta:generator>OpenOffice.org/3.3$Win32 OpenOffice.org_project/330m20$Build-9567</meta:generator>
  </office:meta>
</office:document-meta>
</file>